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NALTY (38:1-1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NALTY (38:1-1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is chastened by God (38:1-1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is chastened by God (38:1-10).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sick and his health is broken (38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guilt overwhelms him (38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wounds are festering (38: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e is bent over and racked with pain (38:6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He burns with fever (38:7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He is going blind (38: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PENALTY (38:1-14):<text:s text:c="1"/></text:span><text:span text:style-name="a479" text:class-names=""/></text:p>
          </draw:text-box>
          <svg:title/>
          <svg:desc/>
        </draw:frame>
        <draw:frame draw:id="id90" presentation:style-name="a494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He is chastened by God (38:1-10).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He is cut off from his friends (38:11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conspired against by his enemies (38:12-1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12-tx-Title-and-Text" presentation:presentation-page-layout-name="Master1-PPL12" draw:id="Slide-260">
        <draw:frame draw:id="id91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SALM 38<text:s text:c="1"/></text:span><text:span text:style-name="a497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THE PENALTY (38:1-1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THE PARDON (38:15-22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-title-Title-Slide" presentation:presentation-page-layout-name="Master1-PPL1" draw:id="Slide-261">
        <draw:frame draw:id="id93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THE PARDON (38:15-22)<text:s text:c="1"/></text:span><text:span text:style-name="a512" text:class-names=""/></text:p>
          </draw:text-box>
          <svg:title/>
          <svg:desc/>
        </draw:frame>
        <draw:frame draw:id="id94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His sin is confessed (38:15-22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His sin is confessed (38:15-22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"Lord, hear me!" (38:15-1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"Lord, heal me!" (38:1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"Lord, help me!" (38:18-22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PARDON (38:15-22)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is sin is confessed (38:15-22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is sin is cleansed. This is assumed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SALM 38<text:s text:c="1"/></text:span><text:span text:style-name="a555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THE PENALTY (38:1-1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THE PARDON (38:15-22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8 </dc:title>
    <meta:initial-creator>David STRICKLAND</meta:initial-creator>
    <dc:creator>David STRICKLAND</dc:creator>
    <meta:creation-date>2020-02-22T17:38:02Z</meta:creation-date>
    <dc:date>2020-02-22T17:38:02Z</dc:date>
    <meta:template xlink:href="BibleStudy" xlink:type="simple"/>
    <meta:editing-cycles>1</meta:editing-cycles>
    <meta:editing-duration>PT0S</meta:editing-duration>
    <meta:document-statistic meta:paragraph-count="30" meta:word-count="220"/>
  </office:meta>
</office:document-meta>
</file>